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715in" fo:margin-left="0.0194in" fo:margin-right="0.334in" table:align="margins" style:writing-mode="lr-tb"/>
    </style:style>
    <style:style style:name="Table1.A" style:family="table-column">
      <style:table-column-properties style:column-width="3.4493in" style:rel-column-width="34396*"/>
    </style:style>
    <style:style style:name="Table1.B" style:family="table-column">
      <style:table-column-properties style:column-width="0.3472in" style:rel-column-width="3465*"/>
    </style:style>
    <style:style style:name="Table1.J" style:family="table-column">
      <style:table-column-properties style:column-width="0.3431in" style:rel-column-width="3419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049in" fo:padding-right="0.0049in" fo:padding-top="0in" fo:padding-bottom="0in" fo:border-left="0.05pt solid #000000" fo:border-right="none" fo:border-top="0.05pt solid #000000" fo:border-bottom="0.05pt solid #000000"/>
    </style:style>
    <style:style style:name="Table1.J1" style:family="table-cell">
      <style:table-cell-properties fo:padding-left="0.0049in" fo:padding-right="0.0049in" fo:padding-top="0in" fo:padding-bottom="0in" fo:border="0.05pt solid #000000"/>
    </style:style>
    <style:style style:name="Table1.A2" style:family="table-cell">
      <style:table-cell-properties fo:padding-left="0.0049in" fo:padding-right="0.0049in" fo:padding-top="0in" fo:padding-bottom="0in" fo:border-left="0.05pt solid #000000" fo:border-right="none" fo:border-top="none" fo:border-bottom="0.05pt solid #000000"/>
    </style:style>
    <style:style style:name="Table1.J2" style:family="table-cell">
      <style:table-cell-properties fo:padding-left="0.0049in" fo:padding-right="0.0049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6.3069in" fo:margin-left="0.0063in" fo:margin-right="0.6118in" table:align="margins" style:writing-mode="lr-tb"/>
    </style:style>
    <style:style style:name="Table2.A" style:family="table-column">
      <style:table-column-properties style:column-width="3.5132in" style:rel-column-width="36505*"/>
    </style:style>
    <style:style style:name="Table2.B" style:family="table-column">
      <style:table-column-properties style:column-width="0.3104in" style:rel-column-width="3225*"/>
    </style:style>
    <style:style style:name="Table2.J" style:family="table-column">
      <style:table-column-properties style:column-width="0.3111in" style:rel-column-width="3230*"/>
    </style:style>
    <style:style style:name="Table2.1" style:family="table-row">
      <style:table-row-properties style:min-row-height="0.3903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Text_20_body">
      <style:paragraph-properties fo:margin-top="0in" fo:margin-bottom="0in" fo:line-height="100%" fo:text-align="center" style:justify-single-word="false" style:writing-mode="lr-tb"/>
      <style:text-properties fo:font-size="10pt" fo:language="de" fo:country="DE" style:font-size-asian="10pt" style:font-size-complex="10pt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paragraph-properties fo:line-height="200%"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language="de" fo:country="DE"/>
    </style:style>
    <style:style style:name="T1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eriment name:<text:tab/><text:tab/><text:tab/><text:tab/>Participant number:</text:p>
      <text:p text:style-name="Standard">Participant age:<text:tab/><text:tab/><text:tab/><text:tab/>Participant gender:</text:p>
      <text:p text:style-name="Standard"/>
      <text:p text:style-name="Standard">Wir interessieren uns woran sie bei der Durchführung des letzten Teils des Experiments gedacht haben. <text:line-break/>Bitte geben Sie an, wie gut die unten aufgeführten Sätze ihre Gedanken beschreiben. Tun sie dies, in dem sie die entsprechende Nummer neben den Sätzen markieren. <text:line-break/><text:line-break/>1 = Beschreibt überhaupt nicht meine Gedanken <text:line-break/>9 = Beschreibt voll und ganz meine Gedanken </text:p>
      <text:p text:style-name="Standard"/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1">Ich dachte an persönliche Sorgen.</text:p>
            <text:p text:style-name="P1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J1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Dinge, die mich zurzeit beschäftigen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mir wichtig ist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Mitglieder meiner Familie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Menschen, die ich seit langer Zeit kenne (enge Freunde)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Menschen, die ich gerade erst kennengelernt habe (Bekanntschaften)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ine in der Vergangenheit liegende Interaktion mit jemandem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ine möglicherweise in der Zukunft stattfindende Interaktion mit jemandem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ein Schuldgefühl in mir auslöste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mich ärgerlich machte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mich traurig machte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mich glücklich machte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mich heiter machte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mich ruhig machte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in Ereignis, das heute (früher am Tag/in der ersten Tageshälfte) stattgefunden hat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in der nahen Vergangenheit passiert ist (innerhalb der letzten paar Tage, aber nicht heute)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in der weit zurück liegenden Vergangenheit passiert ist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heute (später am Tag/in der zweiten Tageshälfte) stattgefunden hat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heute noch stattfinden könnte.</text:p>
            <text:p text:style-name="P1"/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sich in der nahen Zukunft ereignen könnte (Tage oder Wochen, aber nicht heute)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sich in der entfernten Zukunft ereignen könnte (Monate oder Jahre)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an einem weit entfernten Ort stattgefunden hat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 table:style-name="Table1.1">
          <table:table-cell table:style-name="Table1.A2" office:value-type="string">
            <text:p text:style-name="P1">Ich dachte an etwas, was an einem nah von mir entfernten Ort stattgefunden hat.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</table:table>
      <text:p text:style-name="P2"><text:soft-page-break/>Wir sind an Ihren Gedanken, während Sie die letzte Aufgabe durchgeführt haben, interessiert. Bitten geben Sie an, wie korrekt die folgenden Aussagen sind, die Ihre Gedanken charakterisieren. </text:p>
      <text:p text:style-name="P2">Bitte sagen Sie uns mit Hilfe der Nummern wie korrekt die Aussage auf die Gedanken während des Experimentes zutrifft.</text:p>
      <text:p text:style-name="P2"/>
      <text:p text:style-name="P2">1 beschreibt meine Gedanken überhaupt nicht</text:p>
      <text:p text:style-name="P2"/>
      <text:p text:style-name="P2">9 beschreibt meine Gedanken vollständig</text:p>
      <text:p text:style-name="P2"/>
      <text:p text:style-name="Standard"><text:span text:style-name="T1">Meine Gedanken w</text:span><text:span text:style-name="T1">ährend der Aufgabe …</text:span></text:p>
      <table:table table:name="Table2" table:style-name="Table2">
        <table:table-column table:style-name="Table2.A"/>
        <table:table-column table:style-name="Table2.B" table:number-columns-repeated="8"/>
        <table:table-column table:style-name="Table2.J"/>
        <table:table-row table:style-name="Table2.1">
          <table:table-cell table:style-name="Table2.A1" office:value-type="string">
            <text:p text:style-name="P3"><text:span text:style-name="T1">w</text:span><text:span text:style-name="T1">aren in Form von Bildern: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  <table:table-row table:style-name="Table2.1">
          <table:table-cell table:style-name="Table2.A1" office:value-type="string">
            <text:p text:style-name="P3"><text:span text:style-name="T1">w</text:span><text:span text:style-name="T1">aren in Form von Wörtern: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  <table:table-row table:style-name="Table2.1">
          <table:table-cell table:style-name="Table2.A1" office:value-type="string">
            <text:p text:style-name="P4"><text:span text:style-name="T1">waren </text:span><text:span text:style-name="T1">wie ein innerer Monolog oder ein Hörbuch: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  <table:table-row table:style-name="Table2.1">
          <table:table-cell table:style-name="Table2.A1" office:value-type="string">
            <text:p text:style-name="P3"><text:span text:style-name="T1">waren </text:span><text:span text:style-name="T1">wie ein Fernsehprogramm oder Film: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  <table:table-row table:style-name="Table2.1">
          <table:table-cell table:style-name="Table2.A1" office:value-type="string">
            <text:p text:style-name="P4"><text:span text:style-name="T1">h</text:span><text:span text:style-name="T1">atten eine starke und konsistente persönliche Erzählung: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  <table:table-row table:style-name="Table2.1">
          <table:table-cell table:style-name="Table2.A1" office:value-type="string">
            <text:p text:style-name="P3"><text:span text:style-name="T1">h</text:span><text:span text:style-name="T1">atten einen klaren Sinn und Zweck: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  <table:table-row table:style-name="Table2.1">
          <table:table-cell table:style-name="Table2.A1" office:value-type="string">
            <text:p text:style-name="P3"><text:span text:style-name="T1">waren wage und nicht-spezifisch</text:span><text:span text:style-name="T1">: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  <table:table-row table:style-name="Table2.1">
          <table:table-cell table:style-name="Table2.A1" office:value-type="string">
            <text:p text:style-name="P4">waren bruchstückhaft und unzusammenhängend: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J1" office:value-type="string">
            <text:p text:style-name="P3">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1-10-26T10:30:38</meta:creation-date>
    <dc:date>2011-12-05T11:07:32</dc:date>
    <meta:print-date>2011-10-26T10:48:34</meta:print-date>
    <meta:editing-cycles>3</meta:editing-cycles>
    <meta:editing-duration>PT2H26M22S</meta:editing-duration>
    <meta:document-statistic meta:table-count="2" meta:image-count="0" meta:object-count="0" meta:page-count="2" meta:paragraph-count="318" meta:word-count="703" meta:character-count="2999" meta:non-whitespace-character-count="2602"/>
    <meta:user-defined meta:name="Info 1"/>
    <meta:user-defined meta:name="Info 2"/>
    <meta:user-defined meta:name="Info 3"/>
    <meta:user-defined meta:name="Info 4"/>
  </office:meta>
</office:document-meta>
</file>